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90fbf" officeooo:paragraph-rsid="00090fb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0fbf" officeooo:paragraph-rsid="00090fb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090fbf" officeooo:paragraph-rsid="00090fbf" style:font-size-asian="10.5pt" style:font-style-asian="italic" style:font-weight-asian="bold" style:font-size-complex="12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projet algorithmique : </text:p>
      <text:p text:style-name="P1">« Problème du voyageur de commerce »</text:p>
      <text:p text:style-name="P1"/>
      <text:p text:style-name="P2">ARNAUD Alexia</text:p>
      <text:p text:style-name="P2">BRAZOUSKAYA Darya</text:p>
      <text:p text:style-name="P2">GUNTZ Thomas</text:p>
      <text:p text:style-name="P2"/>
      <text:p text:style-name="P3">Floyd-Warshall :</text:p>
      <text:p text:style-name="P3"/>
      <text:p text:style-name="P3">Enumération :</text:p>
      <text:p text:style-name="P3"/>
      <text:p text:style-name="P3">Algorithme glouton :</text:p>
      <text:p text:style-name="P3"/>
      <text:p text:style-name="P3">Algorithme de recherche locale :</text:p>
      <text:p text:style-name="P3"/>
      <text:p text:style-name="P3">Sortir des minimaux locaux:</text:p>
      <text:p text:style-name="P3"/>
      <text:p text:style-name="P3">Programmation dynamique :</text:p>
      <text:p text:style-name="P3"/>
      <text:p text:style-name="P3">Branch and Bound :</text:p>
      <text:p text:style-name="P3"/>
      <text:p text:style-name="P3">Comparaison des différents algorithme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03:24.170807084</meta:creation-date>
    <dc:date>2014-11-13T09:14:35.915602688</dc:date>
    <meta:editing-duration>P0D</meta:editing-duration>
    <meta:editing-cycles>1</meta:editing-cycles>
    <meta:document-statistic meta:table-count="0" meta:image-count="0" meta:object-count="0" meta:page-count="1" meta:paragraph-count="13" meta:word-count="45" meta:character-count="300" meta:non-whitespace-character-count="267"/>
    <meta:generator>LibreOffice/4.2.7.2$Linux_X86_64 LibreOffice_project/420m0$Build-2</meta:generator>
  </office:meta>
</office:document-meta>
</file>